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1" svg:font-family="'Liberation Mono'" style:font-family-generic="modern" style:font-pitch="fixed"/>
    <style:font-face style:name="Liberation Mono2" svg:font-family="'Liberation Mono'" style:font-adornments="Regular" style:font-family-generic="modern" style:font-pitch="fixed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2cm" svg:stroke-color="#000000" draw:marker-start-width="0.23cm" draw:marker-end-width="0.23cm" draw:fill="solid" draw:fill-color="#ffcccc" draw:textarea-horizontal-align="justify" draw:textarea-vertical-align="middle" draw:auto-grow-height="false" fo:min-height="3.918cm" fo:min-width="3.668cm" fo:padding-top="0.135cm" fo:padding-bottom="0.135cm" fo:padding-left="0.26cm" fo:padding-right="0.26cm"/>
    </style:style>
    <style:style style:name="gr2" style:family="graphic" style:parent-style-name="standard">
      <style:graphic-properties svg:stroke-width="0.02cm" svg:stroke-color="#000000" draw:marker-start-width="0.23cm" draw:marker-end-width="0.23cm" draw:fill="solid" draw:fill-color="#ffcccc" draw:textarea-horizontal-align="justify" draw:textarea-vertical-align="middle" draw:auto-grow-height="false" fo:min-height="3.948cm" fo:min-width="7.698cm" fo:padding-top="0.135cm" fo:padding-bottom="0.135cm" fo:padding-left="0.26cm" fo:padding-right="0.26cm"/>
    </style:style>
    <style:style style:name="gr3" style:family="graphic" style:parent-style-name="standard">
      <style:graphic-properties svg:stroke-width="0.02cm" svg:stroke-color="#000000" draw:marker-start-width="0.23cm" draw:marker-end-width="0.23cm" draw:fill="solid" draw:fill-color="#000000" draw:textarea-horizontal-align="justify" draw:textarea-vertical-align="middle" draw:auto-grow-height="false" fo:min-height="0.126cm" fo:min-width="0.375cm" fo:padding-top="0.135cm" fo:padding-bottom="0.135cm" fo:padding-left="0.26cm" fo:padding-right="0.26cm"/>
    </style:style>
    <style:style style:name="gr4" style:family="graphic" style:parent-style-name="standard">
      <style:graphic-properties svg:stroke-width="0.02cm" svg:stroke-color="#000000" draw:marker-start-width="0.23cm" draw:marker-end-width="0.23cm" draw:fill="solid" draw:fill-color="#ccccff" draw:textarea-horizontal-align="justify" draw:textarea-vertical-align="middle" draw:auto-grow-height="false" fo:min-height="4.066cm" fo:min-width="1.566cm" fo:padding-top="0.135cm" fo:padding-bottom="0.135cm" fo:padding-left="0.26cm" fo:padding-right="0.26cm"/>
    </style:style>
    <style:style style:name="gr5" style:family="graphic" style:parent-style-name="standard">
      <style:graphic-properties svg:stroke-width="0.02cm" svg:stroke-color="#000000" draw:marker-start-width="0.23cm" draw:marker-end-width="0.23cm" draw:fill="solid" draw:fill-color="#ffffff" draw:textarea-horizontal-align="justify" draw:textarea-vertical-align="middle" draw:auto-grow-height="false" fo:min-height="0.23cm" fo:min-width="0cm" fo:padding-top="0.135cm" fo:padding-bottom="0.135cm" fo:padding-left="0.26cm" fo:padding-right="0.26cm"/>
    </style:style>
    <style:style style:name="gr6" style:family="graphic" style:parent-style-name="standard">
      <style:graphic-properties svg:stroke-width="0.02cm" svg:stroke-color="#000000" draw:marker-start-width="0.23cm" draw:marker-end-width="0.23cm" draw:fill="solid" draw:fill-color="#ffffff" draw:textarea-horizontal-align="justify" draw:textarea-vertical-align="middle" draw:auto-grow-height="false" fo:min-height="0.23cm" fo:min-width="0cm" fo:padding-top="0.135cm" fo:padding-bottom="0.135cm" fo:padding-left="0.26cm" fo:padding-right="0.26cm"/>
    </style:style>
    <style:style style:name="gr7" style:family="graphic" style:parent-style-name="standard">
      <style:graphic-properties draw:stroke="none" svg:stroke-width="0.02cm" svg:stroke-color="#000000" draw:marker-start-width="0.23cm" draw:marker-end-width="0.23cm" draw:fill="none" draw:fill-color="#ffffff" draw:textarea-horizontal-align="justify" draw:textarea-vertical-align="middle" draw:auto-grow-height="false" fo:min-height="0.23cm" fo:min-width="0cm" fo:padding-top="0.135cm" fo:padding-bottom="0.135cm" fo:padding-left="0.26cm" fo:padding-right="0.26cm"/>
    </style:style>
    <style:style style:name="gr8" style:family="graphic" style:parent-style-name="objectwithoutfill">
      <style:graphic-properties svg:stroke-width="0.02cm" svg:stroke-color="#000000" draw:marker-start-width="0.23cm" draw:marker-end-width="0.23cm" draw:fill="solid" draw:textarea-vertical-align="middle" fo:padding-top="0.135cm" fo:padding-bottom="0.135cm" fo:padding-left="0.26cm" fo:padding-right="0.26cm"/>
    </style:style>
    <style:style style:name="gr9" style:family="graphic" style:parent-style-name="standard">
      <style:graphic-properties draw:stroke="dash" draw:stroke-dash="Fine_20_Dashed" svg:stroke-width="0.02cm" svg:stroke-color="#000000" draw:marker-start-width="0.23cm" draw:marker-end-width="0.23cm" draw:fill="solid" draw:fill-color="#ffffff" draw:gradient-step-count="0" draw:textarea-horizontal-align="justify" draw:textarea-vertical-align="middle" draw:auto-grow-height="false" fo:min-height="0.13cm" fo:min-width="3.96cm" fo:padding-top="0.135cm" fo:padding-bottom="0.135cm" fo:padding-left="0.26cm" fo:padding-right="0.26cm"/>
    </style:style>
    <style:style style:name="gr10" style:family="graphic" style:parent-style-name="objectwithoutfill">
      <style:graphic-properties svg:stroke-width="0.04cm" svg:stroke-color="#000000" draw:marker-start-width="0.26cm" draw:marker-end="Arrow" draw:marker-end-width="0.18cm" draw:fill="solid" draw:textarea-vertical-align="middle" fo:padding-top="0.145cm" fo:padding-bottom="0.145cm" fo:padding-left="0.27cm" fo:padding-right="0.27cm"/>
    </style:style>
    <style:style style:name="gr11" style:family="graphic" style:parent-style-name="standard">
      <style:graphic-properties svg:stroke-width="0.02cm" svg:stroke-color="#000000" draw:marker-start-width="0.23cm" draw:marker-end-width="0.23cm" draw:fill="none" draw:fill-color="#ffcccc" draw:textarea-horizontal-align="justify" draw:textarea-vertical-align="middle" draw:auto-grow-height="false" fo:min-height="3.948cm" fo:min-width="7.698cm" fo:padding-top="0.135cm" fo:padding-bottom="0.135cm" fo:padding-left="0.26cm" fo:padding-right="0.26cm"/>
    </style:style>
    <style:style style:name="P1" style:family="paragraph">
      <loext:graphic-properties draw:fill="solid" draw:fill-color="#ffcccc"/>
      <style:paragraph-properties fo:text-align="center"/>
    </style:style>
    <style:style style:name="P2" style:family="paragraph">
      <loext:graphic-properties draw:fill="solid" draw:fill-color="#000000"/>
      <style:paragraph-properties fo:text-align="center"/>
    </style:style>
    <style:style style:name="P3" style:family="paragraph">
      <loext:graphic-properties draw:fill="solid" draw:fill-color="#ccccff"/>
      <style:paragraph-properties fo:text-align="center"/>
    </style:style>
    <style:style style:name="P4" style:family="paragraph">
      <loext:graphic-properties draw:fill="solid" draw:fill-color="#ffffff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="solid" draw:fill-color="#ffffff"/>
      <style:paragraph-properties fo:text-align="center"/>
      <style:text-properties fo:font-size="10pt" style:font-size-asian="18pt" style:font-size-complex="18pt"/>
    </style:style>
    <style:style style:name="P7" style:family="paragraph">
      <loext:graphic-properties draw:fill="none" draw:fill-color="#ffffff"/>
      <style:paragraph-properties fo:text-align="center"/>
      <style:text-properties fo:font-size="10pt" style:font-size-asian="18pt" style:font-size-complex="18pt"/>
    </style:style>
    <style:style style:name="P8" style:family="paragraph">
      <loext:graphic-properties draw:fill="solid"/>
      <style:paragraph-properties fo:text-align="center"/>
    </style:style>
    <style:style style:name="P9" style:family="paragraph">
      <loext:graphic-properties draw:fill="solid" draw:fill-color="#ffffff" draw:gradient-step-count="0"/>
      <style:paragraph-properties fo:text-align="center"/>
      <style:text-properties style:font-name="Liberation Mono2" fo:font-size="8pt" style:font-size-asian="18pt" style:font-size-complex="18pt"/>
    </style:style>
    <style:style style:name="P10" style:family="paragraph">
      <loext:graphic-properties draw:fill="none" draw:fill-color="#ffcccc"/>
      <style:paragraph-properties fo:text-align="center"/>
    </style:style>
    <style:style style:name="T1" style:family="text">
      <style:text-properties fo:font-size="10pt" style:font-size-asian="18pt" style:font-size-complex="18pt"/>
    </style:style>
    <style:style style:name="T2" style:family="text">
      <style:text-properties style:font-name="Liberation Mono2" fo:font-size="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48cm" svg:height="4.48cm" svg:x="0.01cm" svg:y="0.01cm">
          <text:p/>
          <draw:enhanced-geometry svg:viewBox="0 0 21600 21600" draw:path-stretchpoint-x="10800" draw:path-stretchpoint-y="10800" draw:text-areas="?f3 ?f4 ?f5 ?f6" draw:type="round-rectangle" draw:modifiers="2410.176299933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8.48cm" svg:height="4.48cm" svg:x="6.01cm" svg:y="0.01cm">
          <text:p/>
          <draw:enhanced-geometry svg:viewBox="0 0 21600 21600" draw:path-stretchpoint-x="10800" draw:path-stretchpoint-y="10800" draw:text-areas="?f3 ?f4 ?f5 ?f6" draw:type="round-rectangle" draw:modifiers="2168.2393093756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1cm" svg:height="0.75cm" svg:x="4.75cm" svg:y="1.87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3" draw:layer="layout" svg:width="2.23cm" svg:height="4.48cm" svg:x="8.247cm" svg:y="0.01cm">
          <text:p/>
          <draw:enhanced-geometry svg:viewBox="0 0 21600 21600" draw:path-stretchpoint-x="10800" draw:path-stretchpoint-y="10800" draw:text-areas="?f3 ?f4 ?f5 ?f6" draw:type="round-rectangle" draw:modifiers="2410.176299933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5" draw:text-style-name="P4" xml:id="id1" draw:id="id1" draw:layer="layout" svg:width="0.5cm" svg:height="0.5cm" svg:x="0.75cm" svg:y="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4" xml:id="id3" draw:id="id3" draw:layer="layout" svg:width="0.5cm" svg:height="0.5cm" svg:x="1.25cm" svg:y="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4" xml:id="id4" draw:id="id4" draw:layer="layout" svg:width="0.5cm" svg:height="0.5cm" svg:x="1.75cm" svg:y="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4" xml:id="id5" draw:id="id5" draw:layer="layout" svg:width="0.5cm" svg:height="0.5cm" svg:x="2.25cm" svg:y="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4" xml:id="id7" draw:id="id7" draw:layer="layout" svg:width="0.5cm" svg:height="0.5cm" svg:x="2.75cm" svg:y="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4" xml:id="id8" draw:id="id8" draw:layer="layout" svg:width="0.5cm" svg:height="0.5cm" svg:x="3.25cm" svg:y="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6" xml:id="id2" draw:id="id2" draw:layer="layout" svg:width="0.5cm" svg:height="0.5cm" svg:x="1.5cm" svg:y="0.7cm">
            <text:p text:style-name="P5"><text:span text:style-name="T1">sx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6" xml:id="id6" draw:id="id6" draw:layer="layout" svg:width="0.5cm" svg:height="0.5cm" svg:x="2.5cm" svg:y="0.7cm">
            <text:p text:style-name="P5"><text:span text:style-name="T1">sy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7" draw:layer="layout" svg:width="0.5cm" svg:height="0.5cm" svg:x="0.25cm" svg:y="2cm">
            <text:p text:style-name="P5"><text:span text:style-name="T1">x=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4" xml:id="id10" draw:id="id10" draw:layer="layout" svg:width="0.5cm" svg:height="0.5cm" svg:x="1.5cm" svg:y="3.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4" xml:id="id11" draw:id="id11" draw:layer="layout" svg:width="0.5cm" svg:height="0.5cm" svg:x="2cm" svg:y="3.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4" xml:id="id9" draw:id="id9" draw:layer="layout" svg:width="0.5cm" svg:height="0.5cm" svg:x="2.5cm" svg:y="3.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7" draw:layer="layout" svg:width="0.5cm" svg:height="0.5cm" svg:x="1cm" svg:y="3.3cm">
            <text:p text:style-name="P5"><text:span text:style-name="T1">q=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8" draw:text-style-name="P8" draw:layer="layout" draw:type="line" svg:x1="1cm" svg:y1="2cm" svg:x2="1.75cm" svg:y2="1.2cm" draw:start-shape="id1" draw:start-glue-point="0" draw:end-shape="id2" draw:end-glue-point="2" svg:d="M1000 2000l750-800" svg:viewBox="0 0 751 801">
            <text:p/>
          </draw:connector>
          <draw:connector draw:style-name="gr8" draw:text-style-name="P8" draw:layer="layout" draw:type="line" svg:x1="1.5cm" svg:y1="2cm" svg:x2="1.75cm" svg:y2="1.2cm" draw:start-shape="id3" draw:start-glue-point="0" draw:end-shape="id2" draw:end-glue-point="2" svg:d="M1500 2000l250-800" svg:viewBox="0 0 251 801">
            <text:p/>
          </draw:connector>
          <draw:connector draw:style-name="gr8" draw:text-style-name="P8" draw:layer="layout" draw:type="line" svg:x1="2cm" svg:y1="2cm" svg:x2="1.75cm" svg:y2="1.2cm" draw:start-shape="id4" draw:start-glue-point="0" draw:end-shape="id2" draw:end-glue-point="2" svg:d="M2000 2000l-250-800" svg:viewBox="0 0 251 801">
            <text:p/>
          </draw:connector>
          <draw:connector draw:style-name="gr8" draw:text-style-name="P8" draw:layer="layout" draw:type="line" svg:x1="2.5cm" svg:y1="2cm" svg:x2="1.75cm" svg:y2="1.2cm" draw:start-shape="id5" draw:start-glue-point="0" draw:end-shape="id2" draw:end-glue-point="2" svg:d="M2500 2000l-750-800" svg:viewBox="0 0 751 801">
            <text:p/>
          </draw:connector>
          <draw:connector draw:style-name="gr8" draw:text-style-name="P8" draw:layer="layout" draw:type="line" svg:x1="2.5cm" svg:y1="2cm" svg:x2="2.75cm" svg:y2="1.2cm" draw:start-shape="id5" draw:start-glue-point="0" draw:end-shape="id6" draw:end-glue-point="2" svg:d="M2500 2000l250-800" svg:viewBox="0 0 251 801">
            <text:p/>
          </draw:connector>
          <draw:connector draw:style-name="gr8" draw:text-style-name="P8" draw:layer="layout" draw:type="line" svg:x1="3cm" svg:y1="2cm" svg:x2="2.75cm" svg:y2="1.2cm" draw:start-shape="id7" draw:start-glue-point="0" draw:end-shape="id6" draw:end-glue-point="2" svg:d="M3000 2000l-250-800" svg:viewBox="0 0 251 801">
            <text:p/>
          </draw:connector>
          <draw:connector draw:style-name="gr8" draw:text-style-name="P8" draw:layer="layout" draw:type="line" svg:x1="1.5cm" svg:y1="2cm" svg:x2="2.75cm" svg:y2="1.2cm" draw:start-shape="id3" draw:start-glue-point="0" draw:end-shape="id6" draw:end-glue-point="2" svg:d="M1500 2000l1250-800" svg:viewBox="0 0 1251 801">
            <text:p/>
          </draw:connector>
          <draw:connector draw:style-name="gr8" draw:text-style-name="P8" draw:layer="layout" draw:type="line" svg:x1="1cm" svg:y1="2cm" svg:x2="2.75cm" svg:y2="1.2cm" draw:start-shape="id1" draw:start-glue-point="0" draw:end-shape="id6" draw:end-glue-point="2" svg:d="M1000 2000l1750-800" svg:viewBox="0 0 1751 801">
            <text:p/>
          </draw:connector>
          <draw:connector draw:style-name="gr8" draw:text-style-name="P8" draw:layer="layout" draw:type="line" svg:x1="2cm" svg:y1="2cm" svg:x2="2.75cm" svg:y2="1.2cm" draw:start-shape="id4" draw:start-glue-point="0" draw:end-shape="id6" draw:end-glue-point="2" svg:d="M2000 2000l750-800" svg:viewBox="0 0 751 801">
            <text:p/>
          </draw:connector>
          <draw:connector draw:style-name="gr8" draw:text-style-name="P8" draw:layer="layout" draw:type="line" svg:x1="3.5cm" svg:y1="2cm" svg:x2="2.75cm" svg:y2="1.2cm" draw:start-shape="id8" draw:start-glue-point="0" draw:end-shape="id6" draw:end-glue-point="2" svg:d="M3500 2000l-750-800" svg:viewBox="0 0 751 801">
            <text:p/>
          </draw:connector>
          <draw:connector draw:style-name="gr8" draw:text-style-name="P8" draw:layer="layout" draw:type="line" svg:x1="1.75cm" svg:y1="1.2cm" svg:x2="3cm" svg:y2="2cm" draw:start-shape="id2" draw:start-glue-point="2" draw:end-shape="id7" draw:end-glue-point="0" svg:d="M1750 1200l1250 800" svg:viewBox="0 0 1251 801">
            <text:p/>
          </draw:connector>
          <draw:connector draw:style-name="gr8" draw:text-style-name="P8" draw:layer="layout" draw:type="line" svg:x1="1.75cm" svg:y1="1.2cm" svg:x2="3.5cm" svg:y2="2cm" draw:start-shape="id2" draw:start-glue-point="2" draw:end-shape="id8" draw:end-glue-point="0" svg:d="M1750 1200l1750 800" svg:viewBox="0 0 1751 801">
            <text:p/>
          </draw:connector>
          <draw:connector draw:style-name="gr8" draw:text-style-name="P8" draw:layer="layout" draw:type="line" svg:x1="1cm" svg:y1="2.5cm" svg:x2="2.75cm" svg:y2="3.3cm" draw:start-shape="id1" draw:start-glue-point="2" draw:end-shape="id9" draw:end-glue-point="0" svg:d="M1000 2500l1750 800" svg:viewBox="0 0 1751 801">
            <text:p/>
          </draw:connector>
          <draw:connector draw:style-name="gr8" draw:text-style-name="P8" draw:layer="layout" draw:type="line" svg:x1="1.5cm" svg:y1="2.5cm" svg:x2="1.75cm" svg:y2="3.3cm" draw:start-shape="id3" draw:start-glue-point="2" draw:end-shape="id10" draw:end-glue-point="0" svg:d="M1500 2500l250 800" svg:viewBox="0 0 251 801">
            <text:p/>
          </draw:connector>
          <draw:connector draw:style-name="gr8" draw:text-style-name="P8" draw:layer="layout" draw:type="line" svg:x1="2cm" svg:y1="2.5cm" svg:x2="2.25cm" svg:y2="3.3cm" draw:start-shape="id4" draw:start-glue-point="2" draw:end-shape="id11" svg:d="M2000 2500l250 800" svg:viewBox="0 0 251 801">
            <text:p/>
          </draw:connector>
          <draw:connector draw:style-name="gr8" draw:text-style-name="P8" draw:layer="layout" draw:type="line" svg:x1="2.5cm" svg:y1="2.5cm" svg:x2="1.75cm" svg:y2="3.3cm" draw:start-shape="id5" draw:start-glue-point="2" draw:end-shape="id10" draw:end-glue-point="0" svg:d="M2500 2500l-750 800" svg:viewBox="0 0 751 801">
            <text:p/>
          </draw:connector>
          <draw:connector draw:style-name="gr8" draw:text-style-name="P8" draw:layer="layout" draw:type="line" svg:x1="3cm" svg:y1="2.5cm" svg:x2="2.75cm" svg:y2="3.3cm" draw:start-shape="id7" draw:start-glue-point="2" draw:end-shape="id9" draw:end-glue-point="0" svg:d="M3000 2500l-250 800" svg:viewBox="0 0 251 801">
            <text:p/>
          </draw:connector>
          <draw:connector draw:style-name="gr8" draw:text-style-name="P8" draw:layer="layout" draw:type="line" svg:x1="3.5cm" svg:y1="2.5cm" svg:x2="2.25cm" svg:y2="3.3cm" draw:start-shape="id8" draw:start-glue-point="2" draw:end-shape="id11" svg:d="M3500 2500l-1250 800" svg:viewBox="0 0 1251 801">
            <text:p/>
          </draw:connector>
        </draw:g>
        <draw:custom-shape draw:style-name="gr5" draw:text-style-name="P4" xml:id="id12" draw:id="id12" draw:layer="layout" svg:width="0.5cm" svg:height="0.5cm" svg:x="6.75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xml:id="id14" draw:id="id14" draw:layer="layout" svg:width="0.5cm" svg:height="0.5cm" svg:x="7.25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xml:id="id15" draw:id="id15" draw:layer="layout" svg:width="0.5cm" svg:height="0.5cm" svg:x="7.75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xml:id="id16" draw:id="id16" draw:layer="layout" svg:width="0.5cm" svg:height="0.5cm" svg:x="8.25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xml:id="id19" draw:id="id19" draw:layer="layout" svg:width="0.5cm" svg:height="0.5cm" svg:x="8.75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xml:id="id21" draw:id="id21" draw:layer="layout" svg:width="0.5cm" svg:height="0.5cm" svg:x="9.25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6" xml:id="id13" draw:id="id13" draw:layer="layout" svg:width="0.5cm" svg:height="0.5cm" svg:x="6.4cm" svg:y="0.7cm">
          <text:p text:style-name="P5"><text:span text:style-name="T1">s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6" xml:id="id20" draw:id="id20" draw:layer="layout" svg:width="0.5cm" svg:height="0.5cm" svg:x="7.4cm" svg:y="0.7cm">
          <text:p text:style-name="P5"><text:span text:style-name="T1">s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7" draw:layer="layout" svg:width="0.5cm" svg:height="0.5cm" svg:x="6.25cm" svg:y="2cm">
          <text:p text:style-name="P5"><text:span text:style-name="T1">x=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xml:id="id23" draw:id="id23" draw:layer="layout" svg:width="0.5cm" svg:height="0.5cm" svg:x="6.6cm" svg:y="3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xml:id="id24" draw:id="id24" draw:layer="layout" svg:width="0.5cm" svg:height="0.5cm" svg:x="7.1cm" svg:y="3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xml:id="id22" draw:id="id22" draw:layer="layout" svg:width="0.5cm" svg:height="0.5cm" svg:x="7.6cm" svg:y="3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7" xml:id="id30" draw:id="id30" draw:layer="layout" svg:width="0.5cm" svg:height="0.5cm" svg:x="6.1cm" svg:y="3.3cm">
          <text:p text:style-name="P5"><text:span text:style-name="T1">q=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8" draw:text-style-name="P8" draw:layer="layout" draw:type="line" svg:x1="7cm" svg:y1="2cm" svg:x2="6.65cm" svg:y2="1.2cm" draw:start-shape="id12" draw:start-glue-point="0" draw:end-shape="id13" draw:end-glue-point="2" svg:d="M7000 2000l-350-800" svg:viewBox="0 0 351 801">
          <text:p/>
        </draw:connector>
        <draw:connector draw:style-name="gr8" draw:text-style-name="P8" draw:layer="layout" draw:type="line" svg:x1="7.5cm" svg:y1="2cm" svg:x2="6.65cm" svg:y2="1.2cm" draw:start-shape="id14" draw:start-glue-point="0" draw:end-shape="id13" draw:end-glue-point="2" svg:d="M7500 2000l-850-800" svg:viewBox="0 0 851 801">
          <text:p/>
        </draw:connector>
        <draw:connector draw:style-name="gr8" draw:text-style-name="P8" draw:layer="layout" draw:type="line" svg:x1="8cm" svg:y1="2cm" svg:x2="6.65cm" svg:y2="1.2cm" draw:start-shape="id15" draw:start-glue-point="0" draw:end-shape="id13" draw:end-glue-point="2" svg:d="M8000 2000l-1350-800" svg:viewBox="0 0 1351 801">
          <text:p/>
        </draw:connector>
        <draw:connector draw:style-name="gr8" draw:text-style-name="P8" draw:layer="layout" draw:type="line" svg:x1="8.5cm" svg:y1="2cm" svg:x2="8.85cm" svg:y2="1.2cm" draw:start-shape="id16" draw:start-glue-point="0" draw:end-shape="id17" draw:end-glue-point="2" svg:d="M8500 2000l350-800" svg:viewBox="0 0 351 801">
          <text:p/>
        </draw:connector>
        <draw:connector draw:style-name="gr8" draw:text-style-name="P8" draw:layer="layout" draw:type="line" svg:x1="8.5cm" svg:y1="2cm" svg:x2="9.85cm" svg:y2="1.2cm" draw:start-shape="id16" draw:start-glue-point="0" draw:end-shape="id18" draw:end-glue-point="2" svg:d="M8500 2000l1350-800" svg:viewBox="0 0 1351 801">
          <text:p/>
        </draw:connector>
        <draw:connector draw:style-name="gr8" draw:text-style-name="P8" draw:layer="layout" draw:type="line" svg:x1="9cm" svg:y1="2cm" svg:x2="9.85cm" svg:y2="1.2cm" draw:start-shape="id19" draw:start-glue-point="0" draw:end-shape="id18" draw:end-glue-point="2" svg:d="M9000 2000l850-800" svg:viewBox="0 0 851 801">
          <text:p/>
        </draw:connector>
        <draw:connector draw:style-name="gr8" draw:text-style-name="P8" draw:layer="layout" draw:type="line" svg:x1="7.5cm" svg:y1="2cm" svg:x2="7.65cm" svg:y2="1.2cm" draw:start-shape="id14" draw:start-glue-point="0" draw:end-shape="id20" draw:end-glue-point="2" svg:d="M7500 2000l150-800" svg:viewBox="0 0 151 801">
          <text:p/>
        </draw:connector>
        <draw:connector draw:style-name="gr8" draw:text-style-name="P8" draw:layer="layout" draw:type="line" svg:x1="7cm" svg:y1="2cm" svg:x2="7.65cm" svg:y2="1.2cm" draw:start-shape="id12" draw:start-glue-point="0" draw:end-shape="id20" draw:end-glue-point="2" svg:d="M7000 2000l650-800" svg:viewBox="0 0 651 801">
          <text:p/>
        </draw:connector>
        <draw:connector draw:style-name="gr8" draw:text-style-name="P8" draw:layer="layout" draw:type="line" svg:x1="8cm" svg:y1="2cm" svg:x2="7.65cm" svg:y2="1.2cm" draw:start-shape="id15" draw:start-glue-point="0" draw:end-shape="id20" draw:end-glue-point="2" svg:d="M8000 2000l-350-800" svg:viewBox="0 0 351 801">
          <text:p/>
        </draw:connector>
        <draw:connector draw:style-name="gr8" draw:text-style-name="P8" draw:layer="layout" draw:type="line" svg:x1="9.5cm" svg:y1="2cm" svg:x2="9.85cm" svg:y2="1.2cm" draw:start-shape="id21" draw:start-glue-point="0" draw:end-shape="id18" draw:end-glue-point="2" svg:d="M9500 2000l350-800" svg:viewBox="0 0 351 801">
          <text:p/>
        </draw:connector>
        <draw:connector draw:style-name="gr8" draw:text-style-name="P8" draw:layer="layout" draw:type="line" svg:x1="8.85cm" svg:y1="1.2cm" svg:x2="9cm" svg:y2="2cm" draw:start-shape="id17" draw:start-glue-point="2" draw:end-shape="id19" draw:end-glue-point="0" svg:d="M8850 1200l150 800" svg:viewBox="0 0 151 801">
          <text:p/>
        </draw:connector>
        <draw:connector draw:style-name="gr8" draw:text-style-name="P8" draw:layer="layout" draw:type="line" svg:x1="8.85cm" svg:y1="1.2cm" svg:x2="9.5cm" svg:y2="2cm" draw:start-shape="id17" draw:start-glue-point="2" draw:end-shape="id21" draw:end-glue-point="0" svg:d="M8850 1200l650 800" svg:viewBox="0 0 651 801">
          <text:p/>
        </draw:connector>
        <draw:connector draw:style-name="gr8" draw:text-style-name="P8" draw:layer="layout" draw:type="line" svg:x1="7cm" svg:y1="2.5cm" svg:x2="7.85cm" svg:y2="3.3cm" draw:start-shape="id12" draw:start-glue-point="2" draw:end-shape="id22" draw:end-glue-point="0" svg:d="M7000 2500l850 800" svg:viewBox="0 0 851 801">
          <text:p/>
        </draw:connector>
        <draw:connector draw:style-name="gr8" draw:text-style-name="P8" draw:layer="layout" draw:type="line" svg:x1="7.5cm" svg:y1="2.5cm" svg:x2="6.85cm" svg:y2="3.3cm" draw:start-shape="id14" draw:start-glue-point="2" draw:end-shape="id23" draw:end-glue-point="0" svg:d="M7500 2500l-650 800" svg:viewBox="0 0 651 801">
          <text:p/>
        </draw:connector>
        <draw:connector draw:style-name="gr8" draw:text-style-name="P8" draw:layer="layout" draw:type="line" svg:x1="8cm" svg:y1="2.5cm" svg:x2="7.35cm" svg:y2="3.3cm" draw:start-shape="id15" draw:start-glue-point="2" draw:end-shape="id24" svg:d="M8000 2500l-650 800" svg:viewBox="0 0 651 801">
          <text:p/>
        </draw:connector>
        <draw:connector draw:style-name="gr8" draw:text-style-name="P8" draw:layer="layout" draw:type="line" svg:x1="8.5cm" svg:y1="2.5cm" svg:x2="9.055cm" svg:y2="3.3cm" draw:start-shape="id16" draw:start-glue-point="2" draw:end-shape="id25" draw:end-glue-point="0" svg:d="M8500 2500l555 800" svg:viewBox="0 0 556 801">
          <text:p/>
        </draw:connector>
        <draw:connector draw:style-name="gr8" draw:text-style-name="P8" draw:layer="layout" draw:type="line" svg:x1="9cm" svg:y1="2.5cm" svg:x2="10.055cm" svg:y2="3.3cm" draw:start-shape="id19" draw:start-glue-point="2" draw:end-shape="id26" draw:end-glue-point="0" svg:d="M9000 2500l1055 800" svg:viewBox="0 0 1056 801">
          <text:p/>
        </draw:connector>
        <draw:connector draw:style-name="gr8" draw:text-style-name="P8" draw:layer="layout" draw:type="line" svg:x1="9.5cm" svg:y1="2.5cm" svg:x2="9.555cm" svg:y2="3.3cm" draw:start-shape="id21" draw:start-glue-point="2" draw:end-shape="id27" draw:end-glue-point="0" svg:d="M9500 2500l55 800" svg:viewBox="0 0 56 801">
          <text:p/>
        </draw:connector>
        <draw:custom-shape draw:style-name="gr6" draw:text-style-name="P6" xml:id="id17" draw:id="id17" draw:layer="layout" svg:width="0.5cm" svg:height="0.5cm" svg:x="8.6cm" svg:y="0.7cm">
          <text:p text:style-name="P5"><text:span text:style-name="T1">sx’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6" xml:id="id18" draw:id="id18" draw:layer="layout" svg:width="0.5cm" svg:height="0.5cm" svg:x="9.6cm" svg:y="0.7cm">
          <text:p text:style-name="P5"><text:span text:style-name="T1">sy’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xml:id="id25" draw:id="id25" draw:layer="layout" svg:width="0.5cm" svg:height="0.5cm" svg:x="8.805cm" svg:y="3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xml:id="id27" draw:id="id27" draw:layer="layout" svg:width="0.5cm" svg:height="0.5cm" svg:x="9.305cm" svg:y="3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xml:id="id26" draw:id="id26" draw:layer="layout" svg:width="0.5cm" svg:height="0.5cm" svg:x="9.805cm" svg:y="3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7" xml:id="id32" draw:id="id32" draw:layer="layout" svg:width="0.5cm" svg:height="0.5cm" svg:x="8.305cm" svg:y="3.3cm">
          <text:p text:style-name="P5"><text:span text:style-name="T1">q’=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6" xml:id="id28" draw:id="id28" draw:layer="layout" svg:width="0.5cm" svg:height="0.5cm" svg:x="12.3cm" svg:y="0.7cm">
          <text:p text:style-name="P5"><text:span text:style-name="T1">s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7" draw:layer="layout" svg:width="0.5cm" svg:height="0.5cm" svg:x="12.8cm" svg:y="0.7cm">
          <text:p text:style-name="P5"><text:span text:style-name="T1">+=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6" xml:id="id29" draw:id="id29" draw:layer="layout" svg:width="0.5cm" svg:height="0.5cm" svg:x="13.3cm" svg:y="0.7cm">
          <text:p text:style-name="P5"><text:span text:style-name="T1">sx’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6" draw:layer="layout" svg:width="0.5cm" svg:height="0.5cm" svg:x="12.3cm" svg:y="1.5cm">
          <text:p text:style-name="P5"><text:span text:style-name="T1">s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7" draw:layer="layout" svg:width="0.5cm" svg:height="0.5cm" svg:x="12.8cm" svg:y="1.5cm">
          <text:p text:style-name="P5"><text:span text:style-name="T1">+=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6" draw:layer="layout" svg:width="0.5cm" svg:height="0.5cm" svg:x="13.3cm" svg:y="1.5cm">
          <text:p text:style-name="P5"><text:span text:style-name="T1">sy’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0.5cm" svg:height="0.5cm" svg:x="12.3cm" svg:y="3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0.5cm" svg:height="0.5cm" svg:x="12.8cm" svg:y="3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0.5cm" svg:height="0.5cm" svg:x="13.3cm" svg:y="3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7" xml:id="id31" draw:id="id31" draw:layer="layout" svg:width="0.5cm" svg:height="0.5cm" svg:x="11.8cm" svg:y="3.3cm">
          <text:p text:style-name="P5"><text:span text:style-name="T1">q=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0.5cm" svg:height="0.5cm" svg:x="12.305cm" svg:y="2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0.5cm" svg:height="0.5cm" svg:x="12.805cm" svg:y="2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0.5cm" svg:height="0.5cm" svg:x="13.305cm" svg:y="2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7" xml:id="id33" draw:id="id33" draw:layer="layout" svg:width="0.5cm" svg:height="0.5cm" svg:x="11.805cm" svg:y="2.3cm">
          <text:p text:style-name="P5"><text:span text:style-name="T1">q’=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7" draw:layer="layout" svg:width="0.5cm" svg:height="0.5cm" draw:transform="rotate (1.5707963267949) translate (12.3cm 3.3cm)">
          <text:p text:style-name="P5"><text:span text:style-name="T1">+=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7" draw:layer="layout" svg:width="0.5cm" svg:height="0.5cm" draw:transform="rotate (1.5707963267949) translate (12.8cm 3.3cm)">
          <text:p text:style-name="P5"><text:span text:style-name="T1">+=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7" draw:layer="layout" svg:width="0.5cm" svg:height="0.5cm" draw:transform="rotate (1.5707963267949) translate (13.3cm 3.3cm)">
          <text:p text:style-name="P5"><text:span text:style-name="T1">+=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9" draw:layer="layout" svg:width="4.48cm" svg:height="0.4cm" draw:transform="rotate (1.5707963267949) translate (10.9cm 4.49cm)">
          <text:p text:style-name="P5"><text:span text:style-name="T2">synchronis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" draw:text-style-name="P8" draw:layer="layout" draw:type="curve" svg:x1="6.65cm" svg:y1="0.7cm" svg:x2="12.55cm" svg:y2="0.7cm" draw:start-shape="id13" draw:start-glue-point="0" draw:end-shape="id28" draw:end-glue-point="0" svg:d="M6650 700c0-765 5900-765 5900 0" svg:viewBox="0 0 5901 575">
          <text:p/>
        </draw:connector>
        <draw:connector draw:style-name="gr10" draw:text-style-name="P8" draw:layer="layout" draw:type="curve" svg:x1="8.85cm" svg:y1="0.7cm" svg:x2="13.55cm" svg:y2="0.7cm" draw:start-shape="id17" draw:start-glue-point="0" draw:end-shape="id29" draw:end-glue-point="0" svg:d="M8850 700c0-765 4700-765 4700 0" svg:viewBox="0 0 4701 575">
          <text:p/>
        </draw:connector>
        <draw:connector draw:style-name="gr10" draw:text-style-name="P8" draw:layer="layout" draw:type="curve" svg:x1="6.35cm" svg:y1="3.8cm" svg:x2="12.05cm" svg:y2="3.8cm" draw:start-shape="id30" draw:start-glue-point="2" draw:end-shape="id31" draw:end-glue-point="2" svg:d="M6350 3800c0 750 5700 750 5700 0" svg:viewBox="0 0 5701 564">
          <text:p/>
        </draw:connector>
        <draw:connector draw:style-name="gr10" draw:text-style-name="P8" draw:layer="layout" draw:type="curve" draw:line-skew="-0.337cm" svg:x1="8.555cm" svg:y1="3.8cm" svg:x2="12.055cm" svg:y2="2.8cm" draw:start-shape="id32" draw:start-glue-point="2" draw:end-shape="id33" draw:end-glue-point="2" svg:d="M8555 3800c0 244 3500 744 3500-1000" svg:viewBox="0 0 3501 1259">
          <text:p/>
        </draw:connector>
        <draw:custom-shape draw:style-name="gr11" draw:text-style-name="P10" draw:layer="layout" svg:width="8.48cm" svg:height="4.48cm" svg:x="6.011cm" svg:y="0.011cm">
          <text:p/>
          <draw:enhanced-geometry svg:viewBox="0 0 21600 21600" draw:path-stretchpoint-x="10800" draw:path-stretchpoint-y="10800" draw:text-areas="?f3 ?f4 ?f5 ?f6" draw:type="round-rectangle" draw:modifiers="2168.2393093756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1" svg:font-family="'Liberation Mono'" style:font-family-generic="modern" style:font-pitch="fixed"/>
    <style:font-face style:name="Liberation Mono2" svg:font-family="'Liberation Mono'" style:font-adornments="Regular" style:font-family-generic="modern" style:font-pitch="fixed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gradient draw:name="Spotted_20_Gray" draw:display-name="Spotted Gray" draw:style="radial" draw:cx="50%" draw:cy="50%" draw:start-color="#b2b2b2" draw:end-color="#eeeeee" draw:start-intensity="100%" draw:end-intensity="100%" draw:border="0%"/>
    <draw:gradient draw:name="gradient" draw:style="radial" draw:cx="50%" draw:cy="50%" draw:start-color="#ffffff" draw:end-color="#eeeeee" draw:start-intensity="0%" draw:end-intensity="100%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4.5cm" fo:page-height="4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22T18:48:55.991579231</meta:creation-date>
    <dc:date>2019-10-22T19:38:23.199942058</dc:date>
    <meta:editing-duration>PT7M51S</meta:editing-duration>
    <meta:editing-cycles>2</meta:editing-cycles>
    <meta:generator>LibreOffice/6.2.7.1$Linux_X86_64 LibreOffice_project/20$Build-1</meta:generator>
    <meta:document-statistic meta:object-count="96"/>
  </office:meta>
</office:document-meta>
</file>